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loext:padding="0cm" loext:border="none"/>
    </style:style>
    <style:style style:name="P2" style:family="paragraph" style:parent-style-name="Text_20_body">
      <style:paragraph-properties fo:padding="0cm" fo:border="none"/>
    </style:style>
    <style:style style:name="P3" style:family="paragraph" style:parent-style-name="Text_20_body">
      <style:paragraph-properties fo:padding="0cm" fo:border="none"/>
      <style:text-properties loext:padding="0cm" loext:border="none"/>
    </style:style>
    <style:style style:name="P4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5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minimum-operations-to-make-median-of-array-equal-to-k/" text:style-name="Internet_20_link" text:visited-style-name="Visited_20_Internet_20_Link"><text:span text:style-name="T1">3107. Minimum Operations to Make Median of Array Equal to K</text:span></text:a></text:p>
      <text:p text:style-name="P1">Medium</text:p>
      <text:p text:style-name="P1"/>
      <text:p text:style-name="P2"><text:span text:style-name="T1">You are given an integer array </text:span><text:span text:style-name="Source_20_Text"><text:span text:style-name="T2">nums</text:span></text:span><text:span text:style-name="T1"> and a </text:span><text:span text:style-name="Strong_20_Emphasis"><text:span text:style-name="T1">non-negative</text:span></text:span><text:span text:style-name="T1"> integer </text:span><text:span text:style-name="Source_20_Text"><text:span text:style-name="T2">k</text:span></text:span><text:span text:style-name="T1">. In one operation, you can increase or decrease any element by 1.</text:span></text:p>
      <text:p text:style-name="P2"><text:span text:style-name="T1">Return the </text:span><text:span text:style-name="Strong_20_Emphasis"><text:span text:style-name="T1">minimum</text:span></text:span><text:span text:style-name="T1"> number of operations needed to make the </text:span><text:span text:style-name="Strong_20_Emphasis"><text:span text:style-name="T1">median</text:span></text:span><text:span text:style-name="T1"> of </text:span><text:span text:style-name="Source_20_Text"><text:span text:style-name="T2">nums</text:span></text:span><text:span text:style-name="T1"> </text:span><text:span text:style-name="Emphasis"><text:span text:style-name="T1">equal</text:span></text:span><text:span text:style-name="T1"> to </text:span><text:span text:style-name="Source_20_Text"><text:span text:style-name="T2">k</text:span></text:span><text:span text:style-name="T1">.</text:span></text:p>
      <text:p text:style-name="P3">The median of an array is defined as the middle element of the array when it is sorted in non-decreasing order. If there are two choices for a median, the larger of the two values is taken.</text:p>
      <text:p text:style-name="P3"> </text:p>
      <text:p text:style-name="P2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 nums = [2,5,6,8,5], k = 4</text:span></text:p>
      <text:p text:style-name="P2"><text:span text:style-name="Strong_20_Emphasis"><text:span text:style-name="T1">Output:</text:span></text:span><text:span text:style-name="T1"> 2</text:span></text:p>
      <text:p text:style-name="P2"><text:span text:style-name="Strong_20_Emphasis"><text:span text:style-name="T1">Explanation:</text:span></text:span></text:p>
      <text:p text:style-name="P2"><text:span text:style-name="T1">We can subtract one from </text:span><text:span text:style-name="Source_20_Text"><text:span text:style-name="T2">nums[1]</text:span></text:span><text:span text:style-name="T1"> and </text:span><text:span text:style-name="Source_20_Text"><text:span text:style-name="T2">nums[4]</text:span></text:span><text:span text:style-name="T1"> to obtain </text:span><text:span text:style-name="Source_20_Text"><text:span text:style-name="T2">[2, 4, 6, 8, 4]</text:span></text:span><text:span text:style-name="T1">. The median of the resulting array is equal to </text:span><text:span text:style-name="Source_20_Text"><text:span text:style-name="T2">k</text:span></text:span><text:span text:style-name="T1">.</text:span></text:p>
      <text:p text:style-name="P2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 nums = [2,5,6,8,5], k = 7</text:span></text:p>
      <text:p text:style-name="P2"><text:span text:style-name="Strong_20_Emphasis"><text:span text:style-name="T1">Output:</text:span></text:span><text:span text:style-name="T1"> 3</text:span></text:p>
      <text:p text:style-name="P2"><text:span text:style-name="Strong_20_Emphasis"><text:span text:style-name="T1">Explanation:</text:span></text:span></text:p>
      <text:p text:style-name="P2"><text:span text:style-name="T1">We can add one to </text:span><text:span text:style-name="Source_20_Text"><text:span text:style-name="T2">nums[1]</text:span></text:span><text:span text:style-name="T1"> twice and add one to </text:span><text:span text:style-name="Source_20_Text"><text:span text:style-name="T2">nums[2]</text:span></text:span><text:span text:style-name="T1"> once to obtain </text:span><text:span text:style-name="Source_20_Text"><text:span text:style-name="T2">[2, 7, 7, 8, 5]</text:span></text:span><text:span text:style-name="T1">.</text:span></text:p>
      <text:p text:style-name="P2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 nums = [1,2,3,4,5,6], k = 4</text:span></text:p>
      <text:p text:style-name="P2"><text:span text:style-name="Strong_20_Emphasis"><text:span text:style-name="T1">Output:</text:span></text:span><text:span text:style-name="T1"> 0</text:span></text:p>
      <text:p text:style-name="P2"><text:span text:style-name="Strong_20_Emphasis"><text:span text:style-name="T1">Explanation:</text:span></text:span></text:p>
      <text:p text:style-name="P2"><text:span text:style-name="T1">The median of the array is already equal to </text:span><text:span text:style-name="Source_20_Text"><text:span text:style-name="T2">k</text:span></text:span><text:span text:style-name="T1">.</text:span></text:p>
      <text:p text:style-name="P3"> </text:p>
      <text:p text:style-name="P2"><text:soft-page-break/><text:span text:style-name="Strong_20_Emphasis"><text:span text:style-name="T1">Constraints:</text:span></text:span></text:p>
      <text:list xml:id="list2356828908" text:style-name="L1">
        <text:list-item>
          <text:p text:style-name="P4"><text:span text:style-name="Source_20_Text"><text:span text:style-name="T2">1 &lt;= nums.length &lt;= 2 * 10</text:span></text:span><text:span text:style-name="Source_20_Text"><text:span text:style-name="T1">5</text:span></text:span></text:p>
        </text:list-item>
        <text:list-item>
          <text:p text:style-name="P4"><text:span text:style-name="Source_20_Text"><text:span text:style-name="T2">1 &lt;= nums[i] &lt;= 10</text:span></text:span><text:span text:style-name="Source_20_Text"><text:span text:style-name="T1">9</text:span></text:span></text:p>
        </text:list-item>
        <text:list-item>
          <text:p text:style-name="P5"><text:span text:style-name="Source_20_Text"><text:span text:style-name="T2">1 &lt;= k &lt;= 10</text:span></text:span><text:span text:style-name="Source_20_Text"><text:span text:style-name="T1">9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5T13:10:16.982000000</dc:date>
    <meta:editing-duration>PT6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26" meta:word-count="201" meta:character-count="988" meta:non-whitespace-character-count="812"/>
  </office:meta>
</office:document-meta>
</file>